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E9800001CA1000005CA923763AE09D71344.svg" manifest:media-type="image/svg+xml"/>
  <manifest:file-entry manifest:full-path="Pictures/100002010000015A00000046A6ED48C8BFEB70AB.png" manifest:media-type="image/pn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ole-draw-aspect="1"/>
    </style:style>
    <style:style style:name="fr9" style:family="graphic" style:parent-style-name="OLE">
      <style:graphic-properties style:vertical-pos="from-top" fo:background-color="#ffff00" style:background-transparency="10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E9800001CA1000005CA923763AE09D71344.svg" xlink:type="simple" xlink:show="embed" xlink:actuate="onLoad"/>
     <draw:image xlink:href="Pictures/100002010000015A00000046A6ED48C8BFEB70AB.pn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70">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95">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95">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95">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95">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os/part3-schema/OpenDocument-v1.3-os-part3-schema.html" text:style-name="Internet_20_link" text:visited-style-name="Visited_20_Internet_20_Link"><text:span text:style-name="T95">https://docs.oasis-open.org/office/OpenDocument/v1.3/os/part3-schema/OpenDocument-v1.3-os-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95">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3">Notices</text:p>
      <text:p text:style-name="P65">Copyright © OASIS Open 2021.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2cm"/>
      </text:list-level-style-number>
      <text:list-level-style-number text:level="3" text:style-name="Zeichenformat" style:num-prefix="Appendix " style:num-format="1" text:display-levels="3">
        <style:list-level-properties text:min-label-width="1.27cm" text:min-label-distance="0.2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os-part4-formula<text:tab/><text:tab/>27 April 2021</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1.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5" meta:paragraph-count="6436" meta:word-count="65737" meta:character-count="398224" meta:non-whitespace-character-count="337866"/>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